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IBM Plex Mono" svg:font-family="'IBM Plex Mono', monospace"/>
    <style:font-face style:name="IBM Plex Sans" svg:font-family="'IBM Plex Sans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bb1" officeooo:paragraph-rsid="0008dbb1"/>
    </style:style>
    <style:style style:name="P2" style:family="paragraph" style:parent-style-name="Standard">
      <style:text-properties officeooo:paragraph-rsid="0008dbb1"/>
    </style:style>
    <style:style style:name="T1" style:family="text">
      <style:text-properties fo:font-variant="normal" fo:text-transform="none" style:text-line-through-style="none" style:text-line-through-type="none" style:font-name="IBM Plex Sans" fo:font-size="13.5pt" fo:letter-spacing="normal" fo:font-style="normal" style:text-underline-style="none" fo:font-weight="bold" style:text-blinking="false" fo:background-color="transparent" loext:char-shading-value="0" loext:padding-left="0.053cm" loext:padding-right="0cm" loext:padding-top="0cm" loext:padding-bottom="0.053cm" loext:border-left="0.51pt solid #b2bbf0" loext:border-right="none" loext:border-top="none" loext:border-bottom="1.5pt solid #b2bbf0"/>
    </style:style>
    <style:style style:name="T2" style:family="text">
      <style:text-properties fo:font-variant="normal" fo:text-transform="none" style:text-line-through-style="none" style:text-line-through-type="none" style:font-name="IBM Plex Sans" fo:font-size="13.5pt" fo:letter-spacing="normal" fo:font-style="normal" style:text-underline-style="none" fo:font-weight="bold" officeooo:rsid="0008dbb1" style:text-blinking="false" fo:background-color="transparent" loext:char-shading-value="0" loext:padding-left="0.053cm" loext:padding-right="0cm" loext:padding-top="0cm" loext:padding-bottom="0.053cm" loext:border-left="0.51pt solid #b2bbf0" loext:border-right="none" loext:border-top="none" loext:border-bottom="1.5pt solid #b2bbf0"/>
    </style:style>
    <style:style style:name="T3" style:family="text">
      <style:text-properties officeooo:rsid="0008d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quenceDiagram</text:p>
      <text:p text:style-name="Standard">participant browser</text:p>
      <text:p text:style-name="Standard">participant server</text:p>
      <text:p text:style-name="Standard"/>
      <text:p text:style-name="Standard">browser-&gt;server: GET <text:a xlink:type="simple" xlink:href="https://studies.cs.helsinki.fi/exampleapp/notes" text:style-name="Internet_20_link" text:visited-style-name="Visited_20_Internet_20_Link">https://studies.cs.helsinki.fi/exampleapp/notes</text:a></text:p>
      <text:p text:style-name="Standard">activate server</text:p>
      <text:p text:style-name="Standard">server-&gt;browser: HTLM document</text:p>
      <text:p text:style-name="Standard">deactivate server</text:p>
      <text:p text:style-name="Standard"/>
      <text:p text:style-name="Standard">browser-&gt;server: GET <text:a xlink:type="simple" xlink:href="https://studies.cs.helsinki.fi/exampleapp/notes" text:style-name="Internet_20_link" text:visited-style-name="Visited_20_Internet_20_Link">https://studies.cs.helsinki.fi/exampleapp/m</text:a>ain.css</text:p>
      <text:p text:style-name="Standard">activate server</text:p>
      <text:p text:style-name="Standard">server-&gt;browser: the css file</text:p>
      <text:p text:style-name="Standard">deactivate server</text:p>
      <text:p text:style-name="Standard"/>
      <text:p text:style-name="P2">browser-&gt;server: GET <text:a xlink:type="simple" xlink:href="https://studies.cs.helsinki.fi/exampleapp/notes" text:style-name="Internet_20_link" text:visited-style-name="Visited_20_Internet_20_Link">https://studies.cs.helsinki.fi/exampleapp/m</text:a>ain.<text:span text:style-name="T3">js</text:span></text:p>
      <text:p text:style-name="P2">activate server</text:p>
      <text:p text:style-name="P2">server-&gt;browser: the <text:span text:style-name="T3">JavaScript</text:span> file</text:p>
      <text:p text:style-name="P2">deactivate server</text:p>
      <text:p text:style-name="P2"/>
      <text:p text:style-name="P1">Note right of browser: The Browser start executing the JavaScript code that fetches the JSON from the server</text:p>
      <text:p text:style-name="P1"/>
      <text:p text:style-name="P2">browser-&gt;server: GET <text:a xlink:type="simple" xlink:href="https://studies.cs.helsinki.fi/exampleapp/notes" text:style-name="Internet_20_link" text:visited-style-name="Visited_20_Internet_20_Link">https://studies.cs.helsinki.fi/exampleapp/</text:a><text:a xlink:type="simple" xlink:href="https://studies.cs.helsinki.fi/exampleapp/notes" text:style-name="Internet_20_link" text:visited-style-name="Visited_20_Internet_20_Link"><text:span text:style-name="T3">d</text:span></text:a><text:span text:style-name="T3">ata</text:span>.<text:span text:style-name="T3">json</text:span></text:p>
      <text:p text:style-name="P2">activate server</text:p>
      <text:p text:style-name="P2">server-&gt;browser: <text:span text:style-name="T3">[{content}]</text:span></text:p>
      <text:p text:style-name="P1">deactivate server</text:p>
      <text:p text:style-name="Standard"/>
      <text:p text:style-name="P1">Note right of browser: The Browser start executing the JavaScript code that fetches the JSON from the server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IBM Plex Mono" svg:font-family="'IBM Plex Mono', monospace"/>
    <style:font-face style:name="IBM Plex Sans" svg:font-family="'IBM Plex Sans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8:15:08.515417917</meta:creation-date>
    <dc:date>2023-10-05T10:29:43.588128580</dc:date>
    <meta:editing-duration>P6DT1H54M14S</meta:editing-duration>
    <meta:editing-cycles>1</meta:editing-cycles>
    <meta:document-statistic meta:table-count="0" meta:image-count="0" meta:object-count="0" meta:page-count="1" meta:paragraph-count="21" meta:word-count="82" meta:character-count="800" meta:non-whitespace-character-count="739"/>
    <meta:generator>LibreOffice/7.3.7.2$Linux_X86_64 LibreOffice_project/30$Build-2</meta:generator>
  </office:meta>
</office:document-meta>
</file>